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iskAssessment" style:family="table" style:master-page-name="Landscape">
      <style:table-properties style:width="10.1181in" style:page-number="auto" table:align="margins"/>
    </style:style>
    <style:style style:name="RiskAssessment.A" style:family="table-column">
      <style:table-column-properties style:column-width="1.8861in" style:rel-column-width="12216*"/>
    </style:style>
    <style:style style:name="RiskAssessment.B" style:family="table-column">
      <style:table-column-properties style:column-width="0.8222in" style:rel-column-width="5325*"/>
    </style:style>
    <style:style style:name="RiskAssessment.C" style:family="table-column">
      <style:table-column-properties style:column-width="0.6458in" style:rel-column-width="4183*"/>
    </style:style>
    <style:style style:name="RiskAssessment.D" style:family="table-column">
      <style:table-column-properties style:column-width="3.9688in" style:rel-column-width="25705*"/>
    </style:style>
    <style:style style:name="RiskAssessment.E" style:family="table-column">
      <style:table-column-properties style:column-width="1.0417in" style:rel-column-width="6746*"/>
    </style:style>
    <style:style style:name="RiskAssessment.F" style:family="table-column">
      <style:table-column-properties style:column-width="1.7542in" style:rel-column-width="11360*"/>
    </style:style>
    <style:style style:name="RiskAssessment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RiskAssessment.F1" style:family="table-cell">
      <style:table-cell-properties fo:padding="0.0382in" fo:border="0.0007in solid #000000"/>
    </style:style>
    <style:style style:name="RiskAssessment.A2" style:family="table-cell">
      <style:table-cell-properties fo:padding="0.0382in" fo:border-left="0.0007in solid #000000" fo:border-right="none" fo:border-top="none" fo:border-bottom="0.0007in solid #000000"/>
    </style:style>
    <style:style style:name="RiskAssessment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ests" style:family="table">
      <style:table-properties style:width="10.1181in" fo:break-before="page" table:align="margins"/>
    </style:style>
    <style:style style:name="Tests.A" style:family="table-column">
      <style:table-column-properties style:column-width="2.5292in" style:rel-column-width="16383*"/>
    </style:style>
    <style:style style:name="Tests.D" style:family="table-column">
      <style:table-column-properties style:column-width="2.5299in" style:rel-column-width="16386*"/>
    </style:style>
    <style:style style:name="Test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s.D1" style:family="table-cell">
      <style:table-cell-properties fo:padding="0.0382in" fo:border="0.0007in solid #000000"/>
    </style:style>
    <style:style style:name="Tests.A2" style:family="table-cell">
      <style:table-cell-properties fo:padding="0.0382in" fo:border-left="0.0007in solid #000000" fo:border-right="none" fo:border-top="none" fo:border-bottom="0.0007in solid #000000"/>
    </style:style>
    <style:style style:name="Tests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ests.8" style:family="table-row">
      <style:table-row-properties style:min-row-height="0.2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iskAssessment" table:style-name="RiskAssessment">
        <table:table-column table:style-name="RiskAssessment.A"/>
        <table:table-column table:style-name="RiskAssessment.B"/>
        <table:table-column table:style-name="RiskAssessment.C"/>
        <table:table-column table:style-name="RiskAssessment.D"/>
        <table:table-column table:style-name="RiskAssessment.E"/>
        <table:table-column table:style-name="RiskAssessment.F"/>
        <table:table-row>
          <table:table-cell table:style-name="RiskAssessment.A1" office:value-type="string">
            <text:p text:style-name="Table_20_Contents">Risk</text:p>
          </table:table-cell>
          <table:table-cell table:style-name="RiskAssessment.A1" office:value-type="string">
            <text:p text:style-name="Table_20_Contents">Likelihood</text:p>
          </table:table-cell>
          <table:table-cell table:style-name="RiskAssessment.A1" office:value-type="string">
            <text:p text:style-name="Table_20_Contents">Impact</text:p>
          </table:table-cell>
          <table:table-cell table:style-name="RiskAssessment.A1" office:value-type="string">
            <text:p text:style-name="Table_20_Contents">Potential Consequences</text:p>
          </table:table-cell>
          <table:table-cell table:style-name="RiskAssessment.A1" office:value-type="string">
            <text:p text:style-name="Table_20_Contents">Action</text:p>
          </table:table-cell>
          <table:table-cell table:style-name="RiskAssessment.F1" office:value-type="string">
            <text:p text:style-name="Table_20_Contents">Responsibilities</text:p>
          </table:table-cell>
        </table:table-row>
        <table:table-row>
          <table:table-cell table:style-name="RiskAssessment.A2" office:value-type="string">
            <text:p text:style-name="Table_20_Contents">Entering nonsense</text:p>
          </table:table-cell>
          <table:table-cell table:style-name="RiskAssessment.A2" office:value-type="string">
            <text:p text:style-name="Table_20_Contents">High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The consequences of this are relatively banal, but if a malicious user filled the database up with nonsense it could potentially crash the program or just cause it to be harder to use.</text:p>
          </table:table-cell>
          <table:table-cell table:style-name="RiskAssessment.A2" office:value-type="string">
            <text:p text:style-name="Table_20_Contents">Enforce input validation</text:p>
          </table:table-cell>
          <table:table-cell table:style-name="RiskAssessment.F2" office:value-type="string">
            <text:p text:style-name="Table_20_Contents">Ensure that input validation is fully operational before deployment</text:p>
          </table:table-cell>
        </table:table-row>
        <table:table-row>
          <table:table-cell table:style-name="RiskAssessment.A2" office:value-type="string">
            <text:p text:style-name="Table_20_Contents">Data breach/leak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Medium</text:p>
          </table:table-cell>
          <table:table-cell table:style-name="RiskAssessment.A2" office:value-type="string">
            <text:p text:style-name="Table_20_Contents">A breach could mean that users details (such as passwords) could be leaked, beyond that they could mess with the stock database but that wouldn't really be a massive issue.</text:p>
          </table:table-cell>
          <table:table-cell table:style-name="RiskAssessment.A2" office:value-type="string">
            <text:p text:style-name="Table_20_Contents">Ensure that passwords are stored securely</text:p>
          </table:table-cell>
          <table:table-cell table:style-name="RiskAssessment.F2" office:value-type="string">
            <text:p text:style-name="Table_20_Contents">If a breach does occur, inform users and work towards patching the security and removing the risk</text:p>
          </table:table-cell>
        </table:table-row>
        <table:table-row>
          <table:table-cell table:style-name="RiskAssessment.A2" office:value-type="string">
            <text:p text:style-name="Table_20_Contents">Database being accidentally erased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High</text:p>
          </table:table-cell>
          <table:table-cell table:style-name="RiskAssessment.A2" office:value-type="string">
            <text:p text:style-name="Table_20_Contents">Deleting a database could be potentially catastrophic, as not only would the clients lose all faith in us as a provider, but they'd also lose all of the data that had been entered into the database, rendering the app effectively useless.</text:p>
          </table:table-cell>
          <table:table-cell table:style-name="RiskAssessment.A2" office:value-type="string">
            <text:p text:style-name="Table_20_Contents">Try to implement checks so that no database can be accidentally erased</text:p>
          </table:table-cell>
          <table:table-cell table:style-name="RiskAssessment.F2" office:value-type="string">
            <text:p text:style-name="Table_20_Contents">Ensure that the database cannot be erased with just one click, but make it a more complicated process so that it can't be done accidentally, as well as impose permission restrictions</text:p>
          </table:table-cell>
        </table:table-row>
        <table:table-row>
          <table:table-cell table:style-name="RiskAssessment.A2" office:value-type="string">
            <text:p text:style-name="Table_20_Contents">Data being deleted</text:p>
          </table:table-cell>
          <table:table-cell table:style-name="RiskAssessment.A2" office:value-type="string">
            <text:p text:style-name="Table_20_Contents">Medium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If a few records were deleted accidentally, the consequences would be low as it'd be fairly easy to just add them back in</text:p>
          </table:table-cell>
          <table:table-cell table:style-name="RiskAssessment.A2" office:value-type="string">
            <text:p text:style-name="Table_20_Contents">Ensure that permissions are enforced</text:p>
          </table:table-cell>
          <table:table-cell table:style-name="RiskAssessment.F2" office:value-type="string">
            <text:p text:style-name="Table_20_Contents">Ensure that only logged in users can edit and delete the data from the database</text:p>
          </table:table-cell>
        </table:table-row>
        <table:table-row>
          <table:table-cell table:style-name="RiskAssessment.A2" office:value-type="string">
            <text:p text:style-name="Table_20_Contents">Database/app going offline</text:p>
          </table:table-cell>
          <table:table-cell table:style-name="RiskAssessment.A2" office:value-type="string">
            <text:p text:style-name="Table_20_Contents">Low</text:p>
          </table:table-cell>
          <table:table-cell table:style-name="RiskAssessment.A2" office:value-type="string">
            <text:p text:style-name="Table_20_Contents">High</text:p>
          </table:table-cell>
          <table:table-cell table:style-name="RiskAssessment.A2" office:value-type="string">
            <text:p text:style-name="Table_20_Contents">If the database or app goes offline, nobody will be able to access it, rendering it useless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As it's all hosted on GCP, it's unlikely to go down, and if it does it'll be back up quickly thanks to Googles extensive network and backup systems.</text:p>
          </table:table-cell>
        </table:table-row>
        <table:table-row>
          <table:table-cell table:style-name="RiskAssessment.A2" office:value-type="string">
            <text:p text:style-name="Table_20_Contents">Developer(s) getting ill during development</text:p>
          </table:table-cell>
          <table:table-cell table:style-name="RiskAssessment.A2" office:value-type="string">
            <text:p text:style-name="Table_20_Contents">Medium</text:p>
          </table:table-cell>
          <table:table-cell table:style-name="RiskAssessment.A2" office:value-type="string">
            <text:p text:style-name="Table_20_Contents">High</text:p>
          </table:table-cell>
          <table:table-cell table:style-name="RiskAssessment.A2" office:value-type="string">
            <text:p text:style-name="Table_20_Contents">If a developer gets ill during development, it will likely delay development, especially if it's a specialist developer who gets ill.</text:p>
          </table:table-cell>
          <table:table-cell table:style-name="RiskAssessment.A2" office:value-type="string">
            <text:p text:style-name="Table_20_Contents">N/A</text:p>
          </table:table-cell>
          <table:table-cell table:style-name="RiskAssessment.F2" office:value-type="string">
            <text:p text:style-name="Table_20_Contents">Follow current government guidelines concerning the current <text:soft-page-break/>pandemic, and work from home where possible.</text:p>
          </table:table-cell>
        </table:table-row>
      </table:table>
      <text:p text:style-name="Standard"/>
      <table:table table:name="Tests" table:style-name="Tests">
        <table:table-column table:style-name="Tests.A" table:number-columns-repeated="3"/>
        <table:table-column table:style-name="Tests.D"/>
        <table:table-row>
          <table:table-cell table:style-name="Tests.A1" office:value-type="string">
            <text:p text:style-name="Table_20_Contents">Test</text:p>
          </table:table-cell>
          <table:table-cell table:style-name="Tests.A1" office:value-type="string">
            <text:p text:style-name="Table_20_Contents">Predicted outcome</text:p>
          </table:table-cell>
          <table:table-cell table:style-name="Tests.A1" office:value-type="string">
            <text:p text:style-name="Table_20_Contents">Actual outcome</text:p>
          </table:table-cell>
          <table:table-cell table:style-name="Tests.D1" office:value-type="string">
            <text:p text:style-name="Table_20_Contents">Required action</text:p>
          </table:table-cell>
        </table:table-row>
        <table:table-row>
          <table:table-cell table:style-name="Tests.A2" office:value-type="string">
            <text:p text:style-name="Table_20_Contents">Enter a long string (more than 64 chars in the username table)</text:p>
          </table:table-cell>
          <table:table-cell table:style-name="Tests.A2" office:value-type="string">
            <text:p text:style-name="Table_20_Contents">Program should not allow you to enter such a long string, instead throwing up an error</text:p>
          </table:table-cell>
          <table:table-cell table:style-name="Tests.A2" office:value-type="string">
            <text:p text:style-name="Table_20_Contents">Program goes to the 505 error page</text:p>
          </table:table-cell>
          <table:table-cell table:style-name="Tests.D2" office:value-type="string">
            <text:p text:style-name="Table_20_Contents">Additional error-checking would solve this problem</text:p>
          </table:table-cell>
        </table:table-row>
        <table:table-row>
          <table:table-cell table:style-name="Tests.A2" office:value-type="string">
            <text:p text:style-name="Table_20_Contents">Enter a string of special characters</text:p>
          </table:table-cell>
          <table:table-cell table:style-name="Tests.A2" office:value-type="string">
            <text:p text:style-name="Table_20_Contents">Program should not allow special characters apart from a few exclusions</text:p>
          </table:table-cell>
          <table:table-cell table:style-name="Tests.A2" office:value-type="string">
            <text:p text:style-name="Table_20_Contents">Program goes to the 505 error page</text:p>
          </table:table-cell>
          <table:table-cell table:style-name="Tests.D2" office:value-type="string">
            <text:p text:style-name="Table_20_Contents">Additional error-checking would solve this problem</text:p>
          </table:table-cell>
        </table:table-row>
        <table:table-row>
          <table:table-cell table:style-name="Tests.A2" office:value-type="string">
            <text:p text:style-name="Table_20_Contents">Enter letters where there should be numbers</text:p>
          </table:table-cell>
          <table:table-cell table:style-name="Tests.A2" office:value-type="string">
            <text:p text:style-name="Table_20_Contents">Program should throw up an error and not allow you to do this</text:p>
          </table:table-cell>
          <table:table-cell table:style-name="Tests.A2" office:value-type="string">
            <text:p text:style-name="Table_20_Contents">Program goes to the 505 error page</text:p>
          </table:table-cell>
          <table:table-cell table:style-name="Tests.D2" office:value-type="string">
            <text:p text:style-name="Table_20_Contents">Additional error-checking would solve this problem</text:p>
          </table:table-cell>
        </table:table-row>
        <table:table-row>
          <table:table-cell table:style-name="Tests.A2" office:value-type="string">
            <text:p text:style-name="Table_20_Contents">Enter numbers where there should be letters</text:p>
          </table:table-cell>
          <table:table-cell table:style-name="Tests.A2" office:value-type="string">
            <text:p text:style-name="Table_20_Contents">Program should not allow you to do this</text:p>
          </table:table-cell>
          <table:table-cell table:style-name="Tests.A2" office:value-type="string">
            <text:p text:style-name="Table_20_Contents">Program allows you to do this</text:p>
          </table:table-cell>
          <table:table-cell table:style-name="Tests.D2" office:value-type="string">
            <text:p text:style-name="Table_20_Contents">For most fields this isn't an issue, as users may have numbers in their username or emails, and some products/suppliers could have numbers in their name as well. No action required.</text:p>
          </table:table-cell>
        </table:table-row>
        <table:table-row>
          <table:table-cell table:style-name="Tests.A2" office:value-type="string">
            <text:p text:style-name="Table_20_Contents">Try to delete a supplier that still has stock associated with it</text:p>
          </table:table-cell>
          <table:table-cell table:style-name="Tests.A2" office:value-type="string">
            <text:p text:style-name="Table_20_Contents">Program should give you a warning/not allow you to delete the supplier</text:p>
          </table:table-cell>
          <table:table-cell table:style-name="Tests.A2" office:value-type="string">
            <text:p text:style-name="Table_20_Contents">Program allows you to delete the supplier, also deleting any associated records</text:p>
          </table:table-cell>
          <table:table-cell table:style-name="Tests.D2" office:value-type="string">
            <text:p text:style-name="Table_20_Contents">Adding an additional 'are you sure' dialogue box would prevent any accidental deletions</text:p>
          </table:table-cell>
        </table:table-row>
        <table:table-row>
          <table:table-cell table:style-name="Tests.A2" office:value-type="string">
            <text:p text:style-name="Table_20_Contents">Try to edit the price of a product that still has stock associated with it</text:p>
          </table:table-cell>
          <table:table-cell table:style-name="Tests.A2" office:value-type="string">
            <text:p text:style-name="Table_20_Contents">Program should not allow you to edit the price, or give you a warning, perhaps with the amount that your stock value would change</text:p>
          </table:table-cell>
          <table:table-cell table:style-name="Tests.A2" office:value-type="string">
            <text:p text:style-name="Table_20_Contents">Program allows you to change the price.</text:p>
          </table:table-cell>
          <table:table-cell table:style-name="Tests.D2" office:value-type="string">
            <text:p text:style-name="Table_20_Contents">Adding an additional 'are you sure' dialogue box would prevent any accidental edits</text:p>
          </table:table-cell>
        </table:table-row>
        <table:table-row table:style-name="Tests.8">
          <table:table-cell table:style-name="Tests.A2" office:value-type="string">
            <text:p text:style-name="Table_20_Contents">Add identical stock</text:p>
          </table:table-cell>
          <table:table-cell table:style-name="Tests.A2" office:value-type="string">
            <text:p text:style-name="Table_20_Contents">Program should throw up an error and inform the user that stock with that ID already exists</text:p>
          </table:table-cell>
          <table:table-cell table:style-name="Tests.A2" office:value-type="string">
            <text:p text:style-name="Table_20_Contents">Program throws up a small error that tells the user that there's already stock with that name</text:p>
          </table:table-cell>
          <table:table-cell table:style-name="Tests.D2" office:value-type="string">
            <text:p text:style-name="Table_20_Contents">N/A</text:p>
          </table:table-cell>
        </table:table-row>
        <table:table-row table:style-name="Tests.8">
          <table:table-cell table:style-name="Tests.A2" office:value-type="string">
            <text:p text:style-name="Table_20_Contents">Add empty records</text:p>
          </table:table-cell>
          <table:table-cell table:style-name="Tests.A2" office:value-type="string">
            <text:p text:style-name="Table_20_Contents">Program should force the required fields to be filled in</text:p>
          </table:table-cell>
          <table:table-cell table:style-name="Tests.A2" office:value-type="string">
            <text:p text:style-name="Table_20_Contents">Program throws up a small error and tells the user that the field is required.</text:p>
          </table:table-cell>
          <table:table-cell table:style-name="Tests.D2" office:value-type="string">
            <text:p text:style-name="Table_20_Contents">N/A</text:p>
          </table:table-cell>
        </table:table-row>
        <table:table-row table:style-name="Tests.8">
          <table:table-cell table:style-name="Tests.A2" office:value-type="string">
            <text:p text:style-name="Table_20_Contents">Check that pages load properly</text:p>
          </table:table-cell>
          <table:table-cell table:style-name="Tests.A2" office:value-type="string">
            <text:p text:style-name="Table_20_Contents">Pages should all load and show the appropriate data where applicable</text:p>
          </table:table-cell>
          <table:table-cell table:style-name="Tests.A2" office:value-type="string">
            <text:p text:style-name="Table_20_Contents">Pages all load and show the correct data</text:p>
          </table:table-cell>
          <table:table-cell table:style-name="Tests.D2" office:value-type="string">
            <text:p text:style-name="Table_20_Contents">N/A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38:05.12</meta:creation-date>
    <dc:date>2020-08-09T23:41:21.33</dc:date>
    <meta:editing-duration>P9DT14H54M54S</meta:editing-duration>
    <meta:editing-cycles>2</meta:editing-cycles>
    <meta:generator>OpenOffice/4.1.5$Win32 OpenOffice.org_project/415m1$Build-9789</meta:generator>
    <meta:document-statistic meta:table-count="2" meta:image-count="0" meta:object-count="0" meta:page-count="4" meta:paragraph-count="82" meta:word-count="708" meta:character-count="4139"/>
  </office:meta>
</office:document-meta>
</file>